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80"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nco Colaborativo Ada Digital é lançado durante o fisl13</text:p>
      <text:p text:style-name="P4"/>
      <text:p text:style-name="P6">*Atualizado em 13 de agosto.</text:p>
      <text:p text:style-name="P3"/>
      <text:p text:style-name="P3">Financiamentos são voltados para projetos em Software Livre </text:p>
      <text:p text:style-name="P3"/>
      <text:p text:style-name="P3"/>
      <text:p text:style-name="P1"/>
      <text:p text:style-name="P2">“Quem quer dinheiro?”. De forma atrativa, o coordenador da Associação Software Livre.Org, Ricardo Fritsch, anunciou o Banco Colaborativo da Ada Digital (BCAD), criado pela mineira Ada Lemos, e que possui como proposta principal facilitar a divulgação de projetos de Software Livre (SL). A cerimônia ocorreu nesta sexta-feira, dia 27, no Espaço Multiuso do 13º Fórum Internacional Software Livre (fisl13). </text:p>
      <text:p text:style-name="P2"/>
      <text:p text:style-name="P2">O objetivo do BCAD é financiar, de forma colaborativa, projetos inovadores de Convergências Tecnológicas em Soluções Livres, tanto em conteúdo como em tecnologia. Para facilitar as transações, todas as movimentação dos dados são feitas de forma transparente e o dinheiro investido pode ser devolvido quando o projeto não obtiver o valor alcançado. </text:p>
      <text:p text:style-name="P2"/>
      <text:p text:style-name="P1"><text:span text:style-name="T1">Além de financiamentos para projetos em SL, o banco também possui um fundo para acidentes naturais, que poderia beneficiar, por exemplo, as vítimas da enchente que ocorreu em janeiro de <text:s/>2011, em Teresópolis, cidade serrana do Rio de Janeiro. Também houve a montagem de um fundo colaborativo para a organização do Congresso Internacional de Software Livre (CONISLI). Para mais informações sobre o banco, acesse o site: </text:span><text:a xlink:type="simple" xlink:href="http://www.bcad.adadigital.com.br/"><text:span text:style-name="T1">www.bcad.adadigital.com.br</text:span></text:a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isl 13 </meta:initial-creator>
    <meta:creation-date>2012-07-27T15:43:21</meta:creation-date>
    <dc:date>2012-08-13T16:05:20</dc:date>
    <dc:creator>Mariel </dc:creator>
    <meta:editing-duration>PT56M52S</meta:editing-duration>
    <meta:editing-cycles>46</meta:editing-cycles>
    <meta:generator>BrOffice/3.3$Unix LibreOffice_project/330m19$Build-401</meta:generator>
    <meta:document-statistic meta:table-count="0" meta:image-count="0" meta:object-count="0" meta:page-count="1" meta:paragraph-count="6" meta:word-count="200" meta:character-count="1344"/>
  </office:meta>
</office:document-meta>
</file>